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5dab4" officeooo:paragraph-rsid="0017bb0e" style:font-size-asian="18pt" style:font-size-complex="18pt"/>
    </style:style>
    <style:style style:name="P2" style:family="paragraph" style:parent-style-name="Standard">
      <style:text-properties fo:font-size="18pt" fo:font-style="italic" fo:font-weight="bold" officeooo:rsid="0015dab4" officeooo:paragraph-rsid="0017bb0e" style:font-size-asian="18pt" style:font-style-asian="italic" style:font-weight-asian="bold" style:font-size-complex="18pt" style:font-style-complex="italic" style:font-weight-complex="bold"/>
    </style:style>
    <style:style style:name="P3" style:family="paragraph" style:parent-style-name="Standard">
      <style:text-properties fo:font-size="12pt" officeooo:rsid="0015dab4" officeooo:paragraph-rsid="0017bb0e" style:font-size-asian="12pt" style:font-size-complex="12pt"/>
    </style:style>
    <style:style style:name="P4" style:family="paragraph" style:parent-style-name="Standard">
      <style:text-properties fo:font-size="12pt" fo:font-style="normal" fo:font-weight="normal" officeooo:rsid="0015dab4" officeooo:paragraph-rsid="0017bb0e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size="12pt" fo:font-style="normal" fo:font-weight="normal" officeooo:rsid="0022374f" officeooo:paragraph-rsid="0022374f" fo:background-color="#ffff00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fo:font-size="20pt" fo:font-style="italic" fo:font-weight="bold" officeooo:rsid="0017bb0e" officeooo:paragraph-rsid="0017bb0e" style:font-size-asian="20pt" style:font-style-asian="italic" style:font-weight-asian="bold" style:font-size-complex="20pt" style:font-style-complex="italic" style:font-weight-complex="bold"/>
    </style:style>
    <style:style style:name="P7" style:family="paragraph" style:parent-style-name="Standard">
      <style:text-properties fo:font-size="18pt" officeooo:rsid="0015dab4" officeooo:paragraph-rsid="0017bb0e" style:font-size-asian="18pt" style:font-size-complex="18pt"/>
    </style:style>
    <style:style style:name="P8" style:family="paragraph" style:parent-style-name="Standard">
      <style:text-properties fo:font-size="12pt" fo:font-style="normal" fo:font-weight="normal" officeooo:rsid="0015dab4" officeooo:paragraph-rsid="0017bb0e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fo:font-size="12pt" officeooo:rsid="0015dab4" officeooo:paragraph-rsid="0025eb4b" style:font-size-asian="12pt" style:font-size-complex="12pt"/>
    </style:style>
    <style:style style:name="P10" style:family="paragraph" style:parent-style-name="Standard">
      <style:text-properties fo:font-size="12pt" officeooo:rsid="00262d51" officeooo:paragraph-rsid="00262d51" style:font-size-asian="12pt" style:font-size-complex="12pt"/>
    </style:style>
    <style:style style:name="P11" style:family="paragraph" style:parent-style-name="Standard">
      <style:text-properties fo:font-size="14pt" style:text-underline-style="solid" style:text-underline-width="auto" style:text-underline-color="font-color" fo:font-weight="bold" officeooo:rsid="00262d51" officeooo:paragraph-rsid="00262d51" style:font-size-asian="14pt" style:font-weight-asian="bold" style:font-size-complex="14pt" style:font-weight-complex="bold"/>
    </style:style>
    <style:style style:name="P12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font-size="14pt" style:text-underline-style="solid" style:text-underline-width="auto" style:text-underline-color="font-color" fo:font-weight="bold" officeooo:rsid="00262d51" officeooo:paragraph-rsid="00262d51" style:font-size-asian="14pt" style:font-weight-asian="bold" style:font-size-complex="14pt" style:font-weight-complex="bold"/>
    </style:style>
    <style:style style:name="P1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4pt" style:text-underline-style="solid" style:text-underline-width="auto" style:text-underline-color="font-color" fo:font-weight="bold" officeooo:rsid="00262d51" officeooo:paragraph-rsid="00262d51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4pt" style:text-underline-style="none" fo:font-weight="normal" officeooo:rsid="00262d51" officeooo:paragraph-rsid="00262d51" style:font-size-asian="14pt" style:font-weight-asian="normal" style:font-size-complex="14pt" style:font-weight-complex="normal"/>
    </style:style>
    <style:style style:name="P15" style:family="paragraph" style:parent-style-name="Standard">
      <style:text-properties fo:font-size="14pt" style:text-underline-style="none" fo:font-weight="normal" officeooo:rsid="00262d51" officeooo:paragraph-rsid="00269803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break-before="page"/>
      <style:text-properties fo:font-size="14pt" style:text-underline-style="none" fo:font-weight="normal" officeooo:rsid="00262d51" officeooo:paragraph-rsid="00269803" style:font-size-asian="14pt" style:font-weight-asian="normal" style:font-size-complex="14pt" style:font-weight-complex="normal"/>
    </style:style>
    <style:style style:name="P17" style:family="paragraph" style:parent-style-name="Standard">
      <style:text-properties fo:font-size="14pt" style:text-underline-style="none" fo:font-weight="normal" officeooo:rsid="00262d51" officeooo:paragraph-rsid="00284ce3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break-before="page"/>
      <style:text-properties fo:font-size="14pt" style:text-underline-style="none" fo:font-weight="normal" officeooo:rsid="00262d51" officeooo:paragraph-rsid="00284ce3" style:font-size-asian="14pt" style:font-weight-asian="normal" style:font-size-complex="14pt" style:font-weight-complex="normal"/>
    </style:style>
    <style:style style:name="P19" style:family="paragraph" style:parent-style-name="Standard">
      <style:text-properties fo:font-size="14pt" style:text-underline-style="none" fo:font-weight="normal" officeooo:rsid="0015dab4" officeooo:paragraph-rsid="0025eb4b" style:font-size-asian="14pt" style:font-weight-asian="normal" style:font-size-complex="14pt" style:font-weight-complex="normal"/>
    </style:style>
    <style:style style:name="P20" style:family="paragraph" style:parent-style-name="Standard">
      <style:text-properties fo:font-size="14pt" style:text-underline-style="none" fo:font-weight="normal" officeooo:rsid="0015dab4" officeooo:paragraph-rsid="00262d51" style:font-size-asian="14pt" style:font-weight-asian="normal" style:font-size-complex="14pt" style:font-weight-complex="normal"/>
    </style:style>
    <style:style style:name="P21" style:family="paragraph" style:parent-style-name="Standard" style:master-page-name="">
      <loext:graphic-properties draw:fill="none"/>
      <style:paragraph-properties fo:margin-left="3.099cm" fo:margin-right="0cm" fo:text-indent="0cm" style:auto-text-indent="false" style:page-number="auto" fo:background-color="transparent"/>
      <style:text-properties fo:font-size="14pt" style:text-underline-style="none" fo:font-weight="normal" officeooo:rsid="0015dab4" officeooo:paragraph-rsid="00262d51" style:font-size-asian="14pt" style:font-weight-asian="normal" style:font-size-complex="14pt" style:font-weight-complex="normal"/>
    </style:style>
    <style:style style:name="P22" style:family="paragraph" style:parent-style-name="Standard">
      <style:text-properties fo:font-size="14pt" style:text-underline-style="none" fo:font-weight="normal" officeooo:rsid="0015dab4" officeooo:paragraph-rsid="00284ce3" style:font-size-asian="14pt" style:font-weight-asian="normal" style:font-size-complex="14pt" style:font-weight-complex="normal"/>
    </style:style>
    <style:style style:name="P23" style:family="paragraph" style:parent-style-name="Standard">
      <style:text-properties fo:font-size="14pt" officeooo:rsid="00262d51" officeooo:paragraph-rsid="00262d51" style:font-size-asian="14pt" style:font-size-complex="14pt"/>
    </style:style>
    <style:style style:name="P24" style:family="paragraph" style:parent-style-name="Standard">
      <style:text-properties fo:font-size="14pt" officeooo:rsid="00262d51" officeooo:paragraph-rsid="00269803" style:font-size-asian="14pt" style:font-size-complex="14pt"/>
    </style:style>
    <style:style style:name="P25" style:family="paragraph" style:parent-style-name="Standard">
      <loext:graphic-properties draw:fill="none"/>
      <style:paragraph-properties fo:margin-left="0cm" fo:margin-right="-1.3cm" fo:text-align="center" style:justify-single-word="false" fo:text-indent="0cm" style:auto-text-indent="false" fo:background-color="transparent"/>
      <style:text-properties fo:font-size="36pt" fo:font-style="italic" style:text-underline-style="solid" style:text-underline-width="auto" style:text-underline-color="font-color" fo:font-weight="bold" officeooo:rsid="00262d51" officeooo:paragraph-rsid="00262d51" style:font-size-asian="36pt" style:font-style-asian="italic" style:font-weight-asian="bold" style:font-size-complex="36pt" style:font-style-complex="italic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ize="36pt" fo:font-style="italic" style:text-underline-style="solid" style:text-underline-width="auto" style:text-underline-color="font-color" fo:font-weight="bold" officeooo:rsid="00262d51" officeooo:paragraph-rsid="00262d51" style:font-size-asian="36pt" style:font-style-asian="italic" style:font-weight-asian="bold" style:font-size-complex="36pt" style:font-style-complex="italic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officeooo:rsid="0017bb0e" style:font-size-asian="12pt"/>
    </style:style>
    <style:style style:name="T3" style:family="text">
      <style:text-properties officeooo:rsid="0017bb0e"/>
    </style:style>
    <style:style style:name="T4" style:family="text">
      <style:text-properties officeooo:rsid="00262d51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8" style:family="text">
      <style:text-properties fo:font-size="14pt" style:text-underline-style="none" fo:font-weight="normal" officeooo:rsid="00262d51" style:font-size-asian="14pt" style:font-weight-asian="normal" style:font-size-complex="14pt" style:font-weight-complex="normal"/>
    </style:style>
    <style:style style:name="T9" style:family="text">
      <style:text-properties officeooo:rsid="00284ce3"/>
    </style:style>
    <style:style style:name="T10" style:family="text">
      <style:text-properties fo:background-color="#4b2204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/>
      <text:p text:style-name="P20"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<text:p text:style-name="P25">Partie obligatoire</text:p>
      <text:p text:style-name="P9"/>
      <text:p text:style-name="P9"/>
      <text:p text:style-name="P12">Gestion de format %c :</text:p>
      <text:p text:style-name="P13"/>
      <text:p text:style-name="P14"><text:tab/>- ft_printf</text:p>
      <text:p text:style-name="P14"><text:tab/><text:tab/>- dispatch</text:p>
      <text:p text:style-name="P14"><text:tab/><text:tab/><text:tab/>- print_character</text:p>
      <text:p text:style-name="P14"><text:tab/><text:tab/><text:tab/><text:tab/>- ft_putchar_fd</text:p>
      <text:p text:style-name="P23"><text:span text:style-name="T5"/></text:p>
      <text:p text:style-name="P23"><text:span text:style-name="T5"/></text:p>
      <text:p text:style-name="P11">Gestion de format %s :</text:p>
      <text:p text:style-name="P11"/>
      <text:p text:style-name="P14"><text:tab/>- ft_printf</text:p>
      <text:p text:style-name="P14"><text:tab/><text:tab/>- dispatch</text:p>
      <text:p text:style-name="P14"><text:tab/><text:tab/><text:tab/>- print_string</text:p>
      <text:p text:style-name="P14"><text:tab/><text:tab/><text:tab/><text:tab/>- ft_putstr_fd</text:p>
      <text:p text:style-name="P10"/>
      <text:p text:style-name="P10"/>
      <text:p text:style-name="P11">Gestion de format %p :</text:p>
      <text:p text:style-name="P11"/>
      <text:p text:style-name="P14"><text:tab/>- ft_printf</text:p>
      <text:p text:style-name="P14"><text:tab/><text:tab/>- dispatch</text:p>
      <text:p text:style-name="P14"><text:tab/><text:tab/><text:tab/>- print_pointer_address</text:p>
      <text:p text:style-name="P14"><text:tab/><text:tab/><text:tab/><text:tab/>- write</text:p>
      <text:p text:style-name="P14"><text:tab/><text:tab/><text:tab/><text:tab/>- print_adress</text:p>
      <text:p text:style-name="P14"><text:tab/><text:tab/><text:tab/><text:tab/><text:tab/>- ft_strlcpy</text:p>
      <text:p text:style-name="P14"><text:tab/><text:tab/><text:tab/><text:tab/><text:tab/>- ft_putstr_fd</text:p>
      <text:p text:style-name="P14"><text:tab/><text:tab/><text:tab/><text:tab/><text:tab/>- ft_putchar_fd</text:p>
      <text:p text:style-name="P14"/>
      <text:p text:style-name="P10"/>
      <text:p text:style-name="P11">Gestion de format %d :</text:p>
      <text:p text:style-name="P11"/>
      <text:p text:style-name="P14"><text:tab/>- ft_printf</text:p>
      <text:p text:style-name="P14"><text:tab/><text:tab/>- dispatch</text:p>
      <text:p text:style-name="P14"><text:tab/><text:tab/><text:tab/>- print_signed_int</text:p>
      <text:p text:style-name="P23"><text:span text:style-name="T5"><text:tab/><text:tab/><text:tab/><text:tab/>- ft_putnbr_fd</text:span></text:p>
      <text:p text:style-name="P23"><text:span text:style-name="T5"/></text:p>
      <text:p text:style-name="P23"><text:span text:style-name="T5"/></text:p>
      <text:p text:style-name="P11">Gestion de format %i :</text:p>
      <text:p text:style-name="P11"/>
      <text:p text:style-name="P14"><text:tab/>- ft_printf</text:p>
      <text:p text:style-name="P14"><text:tab/><text:tab/>- dispatch</text:p>
      <text:p text:style-name="P10"><text:tab/><text:tab/><text:tab/>- <text:span text:style-name="T6">print_integer</text:span></text:p>
      <text:p text:style-name="P10"><text:span text:style-name="T6"><text:tab/><text:tab/><text:tab/><text:tab/>- ft_putnbr_fd</text:span></text:p>
      <text:p text:style-name="P10"/>
      <text:p text:style-name="P10"/>
      <text:p text:style-name="P11">Gestion de format %u :</text:p>
      <text:p text:style-name="P11"/>
      <text:p text:style-name="P14"><text:tab/>- ft_printf</text:p>
      <text:p text:style-name="P14"><text:tab/><text:tab/>- dispatch</text:p>
      <text:p text:style-name="P14"><text:tab/><text:tab/><text:tab/>- print_unsigned_int</text:p>
      <text:p text:style-name="P14"><text:tab/><text:tab/><text:tab/><text:tab/>- put_unbr</text:p>
      <text:p text:style-name="P11"/>
      <text:p text:style-name="P11"/>
      <text:p text:style-name="P11">Gestion de format %x :</text:p>
      <text:p text:style-name="P11"/>
      <text:p text:style-name="P14"><text:tab/>- ft_printf</text:p>
      <text:p text:style-name="P14"><text:tab/><text:tab/>- dispatch</text:p>
      <text:p text:style-name="P14"><text:tab/><text:tab/><text:tab/>- print_hex_lowercase</text:p>
      <text:p text:style-name="P14"><text:tab/><text:tab/><text:tab/><text:tab/>- decimal_to_hex</text:p>
      <text:p text:style-name="P14"><text:tab/><text:tab/><text:tab/><text:tab/><text:tab/>- ft_strlcpy</text:p>
      <text:p text:style-name="P14"><text:tab/><text:tab/><text:tab/><text:tab/><text:tab/>- ft_putchar_fd</text:p>
      <text:p text:style-name="P11"/>
      <text:p text:style-name="P10"/>
      <text:p text:style-name="P11">Gestion de format %X :<text:span text:style-name="T7"/></text:p>
      <text:p text:style-name="P14"/>
      <text:p text:style-name="P14"><text:tab/>- ft_printf</text:p>
      <text:p text:style-name="P14"><text:tab/><text:tab/>- dispatch</text:p>
      <text:p text:style-name="P14"><text:tab/><text:tab/><text:tab/>- print_hex_uppercase</text:p>
      <text:p text:style-name="P14"><text:tab/><text:tab/><text:tab/><text:tab/>- decimal_to_hex</text:p>
      <text:p text:style-name="P20"><text:tab/><text:tab/><text:tab/><text:tab/><text:tab/><text:span text:style-name="T4">- ft_strlcpy</text:span></text:p>
      <text:p text:style-name="P14"><text:tab/><text:tab/><text:tab/><text:tab/><text:tab/>- ft_putchar_fd</text:p>
      <text:p text:style-name="P20"/>
      <text:p text:style-name="P20"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<text:p text:style-name="P26">Partie bonus</text:p>
      <text:p text:style-name="P19"/>
      <text:p text:style-name="P19"/>
      <text:p text:style-name="P12">Gestion de format %c :</text:p>
      <text:p text:style-name="P13"/>
      <text:p text:style-name="P23"><text:span text:style-name="T5"><text:tab/>- ft_printf</text:span></text:p>
      <text:p text:style-name="P14"><text:tab/><text:tab/>- dispatch</text:p>
      <text:p text:style-name="P14"><text:tab/><text:tab/><text:tab/>- print_character</text:p>
      <text:p text:style-name="P14"><text:span text:style-name="T5"><text:tab/><text:tab/><text:tab/><text:tab/>- ft_putchar_fd</text:span></text:p>
      <text:p text:style-name="P23"><text:span text:style-name="T5"><text:tab/><text:tab/><text:tab/>- coordination_initialisation_structure</text:span></text:p>
      <text:p text:style-name="P23"><text:span text:style-name="T5"><text:tab/><text:tab/><text:tab/><text:tab/>- initialisation_par_default_structure</text:span></text:p>
      <text:p text:style-name="P23"><text:span text:style-name="T5"><text:tab/><text:tab/><text:tab/><text:tab/>- recherche_specificateur</text:span></text:p>
      <text:p text:style-name="P23"><text:span text:style-name="T5"><text:tab/><text:tab/><text:tab/><text:tab/><text:tab/>- ft_strlcpy</text:span></text:p>
      <text:p text:style-name="P23"><text:span text:style-name="T5"><text:tab/><text:tab/><text:tab/><text:tab/>- recherche_drapeaux</text:span></text:p>
      <text:p text:style-name="P23"><text:span text:style-name="T5"><text:tab/><text:tab/><text:tab/><text:tab/>- recherche_valeur_espace_precision</text:span></text:p>
      <text:p text:style-name="P23"><text:span text:style-name="T5"><text:tab/><text:tab/><text:tab/><text:tab/><text:tab/>- compter_pourcent_jusquau_specificateur</text:span></text:p>
      <text:p text:style-name="P23"><text:span text:style-name="T5"><text:tab/><text:tab/><text:tab/><text:tab/><text:tab/>- ft_strnchr</text:span></text:p>
      <text:p text:style-name="P23"><text:span text:style-name="T5"><text:tab/><text:tab/><text:tab/><text:tab/><text:tab/>- recuperation_taille_champs</text:span></text:p>
      <text:p text:style-name="P23"><text:span text:style-name="T5"><text:tab/><text:tab/><text:tab/><text:tab/><text:tab/>- compter_point_jusquau_specificateur</text:span></text:p>
      <text:p text:style-name="P23"><text:span text:style-name="T5"><text:tab/><text:tab/><text:tab/><text:tab/><text:tab/>- recherche_precision_negative</text:span></text:p>
      <text:p text:style-name="P23"><text:span text:style-name="T5"><text:tab/><text:tab/><text:tab/><text:tab/><text:tab/>- ft_isdigit</text:span></text:p>
      <text:p text:style-name="P23"><text:span text:style-name="T5"><text:tab/><text:tab/><text:tab/><text:tab/><text:tab/>- recuperation_taille_precision</text:span></text:p>
      <text:p text:style-name="P23"><text:span text:style-name="T5"><text:tab/><text:tab/><text:tab/><text:tab/>- coordination_distribution_sommaire</text:span></text:p>
      <text:p text:style-name="P23"><text:span text:style-name="T5"><text:tab/><text:tab/><text:tab/><text:tab/><text:tab/>- gestionnaire_caractere_avec_option</text:span></text:p>
      <text:p text:style-name="P23"><text:span text:style-name="T5"><text:tab/><text:tab/><text:tab/><text:tab/><text:tab/><text:tab/>- envoyer_caractere_impression</text:span></text:p>
      <text:p text:style-name="P23"><text:span text:style-name="T5"><text:tab/><text:tab/><text:tab/><text:tab/><text:tab/><text:tab/><text:tab/>- imprimer_caractere_sans_flag</text:span></text:p>
      <text:p text:style-name="P23"><text:span text:style-name="T5"><text:tab/><text:tab/><text:tab/><text:tab/><text:tab/><text:tab/><text:tab/><text:tab/>- ft_putchar_fd</text:span></text:p>
      <text:p text:style-name="P23"><text:span text:style-name="T5"><text:tab/><text:tab/><text:tab/><text:tab/><text:tab/><text:tab/><text:tab/>- imprimer_caractere_avec_espace</text:span></text:p>
      <text:p text:style-name="P23"><text:span text:style-name="T5"><text:tab/><text:tab/><text:tab/><text:tab/><text:tab/><text:tab/><text:tab/><text:tab/>- ft_putchar_fd</text:span></text:p>
      <text:p text:style-name="P23"><text:span text:style-name="T5"><text:tab/><text:tab/><text:tab/><text:tab/><text:tab/><text:tab/><text:tab/>- imprimer_caractere_sans_flag</text:span></text:p>
      <text:p text:style-name="P23"><text:span text:style-name="T5"><text:tab/><text:tab/><text:tab/><text:tab/><text:tab/><text:tab/><text:tab/><text:tab/>- ft_putchar_fd</text:span></text:p>
      <text:p text:style-name="P23"><text:span text:style-name="T5"/></text:p>
      <text:p text:style-name="P23"><text:span text:style-name="T5"/></text:p>
      <text:p text:style-name="P23"><text:span text:style-name="T5"/></text:p>
      <text:p text:style-name="P23"><text:span text:style-name="T5"/></text:p>
      <text:p text:style-name="P23"><text:span text:style-name="T5"/></text:p>
      <text:p text:style-name="P23"><text:span text:style-name="T5"/></text:p>
      <text:p text:style-name="P23"><text:span text:style-name="T5"/></text:p>
      <text:p text:style-name="P23"><text:span text:style-name="T5"/></text:p>
      <text:p text:style-name="P11">Gestion de format %s :</text:p>
      <text:p text:style-name="P11"/>
      <text:p text:style-name="P24"><text:span text:style-name="T5"><text:tab/>- ft_printf</text:span></text:p>
      <text:p text:style-name="P15"><text:tab/><text:tab/>- dispatch</text:p>
      <text:p text:style-name="P15"><text:tab/><text:tab/><text:tab/>- print_character</text:p>
      <text:p text:style-name="P15"><text:tab/><text:tab/><text:tab/><text:tab/>- ft_putchar_fd</text:p>
      <text:p text:style-name="P24"><text:span text:style-name="T5"><text:tab/><text:tab/><text:tab/>- coordination_initialisation_structure</text:span></text:p>
      <text:p text:style-name="P24"><text:span text:style-name="T5"><text:tab/><text:tab/><text:tab/><text:tab/>- initialisation_par_default_structure</text:span></text:p>
      <text:p text:style-name="P24"><text:span text:style-name="T5"><text:tab/><text:tab/><text:tab/><text:tab/>- recherche_specificateur</text:span></text:p>
      <text:p text:style-name="P24"><text:span text:style-name="T5"><text:tab/><text:tab/><text:tab/><text:tab/><text:tab/>- ft_strlcpy</text:span></text:p>
      <text:p text:style-name="P24"><text:span text:style-name="T5"><text:tab/><text:tab/><text:tab/><text:tab/>- recherche_drapeaux</text:span></text:p>
      <text:p text:style-name="P24"><text:span text:style-name="T5"><text:tab/><text:tab/><text:tab/><text:tab/>- recherche_valeur_espace_precision</text:span></text:p>
      <text:p text:style-name="P24"><text:span text:style-name="T5"><text:tab/><text:tab/><text:tab/><text:tab/><text:tab/>- compter_pourcent_jusquau_specificateur</text:span></text:p>
      <text:p text:style-name="P24"><text:span text:style-name="T5"><text:tab/><text:tab/><text:tab/><text:tab/><text:tab/>- ft_strnchr</text:span></text:p>
      <text:p text:style-name="P24"><text:span text:style-name="T5"><text:tab/><text:tab/><text:tab/><text:tab/><text:tab/>- recuperation_taille_champs</text:span></text:p>
      <text:p text:style-name="P24"><text:span text:style-name="T5"><text:tab/><text:tab/><text:tab/><text:tab/><text:tab/>- compter_point_jusquau_specificateur</text:span></text:p>
      <text:p text:style-name="P24"><text:span text:style-name="T5"><text:tab/><text:tab/><text:tab/><text:tab/><text:tab/>- recherche_precision_negative</text:span></text:p>
      <text:p text:style-name="P24"><text:span text:style-name="T5"><text:tab/><text:tab/><text:tab/><text:tab/><text:tab/>- ft_isdigit</text:span></text:p>
      <text:p text:style-name="P24"><text:span text:style-name="T5"><text:tab/><text:tab/><text:tab/><text:tab/><text:tab/>- recuperation_taille_precision</text:span></text:p>
      <text:p text:style-name="P24"><text:tab/><text:tab/><text:tab/><text:tab/><text:tab/>- coordination_distribution_sommaire</text:p>
      <text:p text:style-name="P15"><text:tab/><text:tab/><text:tab/><text:tab/><text:tab/><text:tab/>- ...</text:p>
      <text:p text:style-name="P10"><text:tab/><text:tab/><text:tab/><text:tab/><text:tab/><text:tab/><text:span text:style-name="T6">- gestionnaire_chaine_avec_option</text:span></text:p>
      <text:p text:style-name="P23"><text:tab/><text:tab/><text:tab/><text:tab/><text:tab/><text:tab/><text:tab/>- ft_strlen</text:p>
      <text:p text:style-name="P23"><text:tab/><text:tab/><text:tab/><text:tab/><text:tab/><text:tab/><text:tab/>- imprimer_chaine_avec_espace</text:p>
      <text:p text:style-name="P23"><text:tab/><text:tab/><text:tab/><text:tab/><text:tab/><text:tab/><text:tab/><text:tab/>- ft_putchar_fd</text:p>
      <text:p text:style-name="P23"><text:tab/><text:tab/><text:tab/><text:tab/><text:tab/><text:tab/><text:tab/><text:tab/>- ft_putstr_fd</text:p>
      <text:p text:style-name="P23"><text:tab/><text:tab/><text:tab/><text:tab/><text:tab/><text:tab/><text:tab/>- ft_putnstr_fd</text:p>
      <text:p text:style-name="P23"><text:tab/><text:tab/><text:tab/><text:tab/><text:tab/><text:tab/><text:tab/>- imprimer_chaine_avec_minus_precision_et_espace</text:p>
      <text:p text:style-name="P23"><text:tab/><text:tab/><text:tab/><text:tab/><text:tab/><text:tab/><text:tab/><text:tab/>- ft_putnstr_fd</text:p>
      <text:p text:style-name="P23"><text:tab/><text:tab/><text:tab/><text:tab/><text:tab/><text:tab/><text:tab/><text:tab/>- ft_putchar_fd</text:p>
      <text:p text:style-name="P23"><text:tab/><text:tab/><text:tab/><text:tab/><text:tab/><text:tab/><text:tab/>- imprimer_chaine_avec_precision_et_espace</text:p>
      <text:p text:style-name="P23"><text:tab/><text:tab/><text:tab/><text:tab/><text:tab/><text:tab/><text:tab/><text:tab/>- ft_putchar_fd</text:p>
      <text:p text:style-name="P23"><text:tab/><text:tab/><text:tab/><text:tab/><text:tab/><text:tab/><text:tab/><text:tab/>- ft_putnstr_fd</text:p>
      <text:p text:style-name="P15"><text:tab/><text:tab/><text:tab/><text:tab/><text:tab/><text:tab/>- ...</text:p>
      <text:p text:style-name="P15"><text:tab/><text:tab/><text:tab/><text:tab/><text:tab/><text:tab/>- ...</text:p>
      <text:p text:style-name="P15"><text:tab/><text:tab/><text:tab/><text:tab/><text:tab/><text:tab/>- ...</text:p>
      <text:p text:style-name="P15"><text:tab/><text:tab/><text:tab/><text:tab/><text:tab/><text:tab/>- ...</text:p>
      <text:p text:style-name="P15"><text:tab/><text:tab/><text:tab/><text:tab/><text:tab/><text:tab/>- ...</text:p>
      <text:p text:style-name="P23"/>
      <text:p text:style-name="P23"/>
      <text:p text:style-name="P23"/>
      <text:p text:style-name="P11">Gestion de format %p :</text:p>
      <text:p text:style-name="P11"/>
      <text:p text:style-name="P24"><text:span text:style-name="T5"><text:tab/>- ft_printf</text:span></text:p>
      <text:p text:style-name="P15"><text:tab/><text:tab/>- dispatch</text:p>
      <text:p text:style-name="P15"><text:tab/><text:tab/><text:tab/>- print_character</text:p>
      <text:p text:style-name="P15"><text:tab/><text:tab/><text:tab/><text:tab/>- ft_putchar_fd</text:p>
      <text:p text:style-name="P24"><text:span text:style-name="T5"><text:tab/><text:tab/><text:tab/>- coordination_initialisation_structure</text:span></text:p>
      <text:p text:style-name="P24"><text:span text:style-name="T5"><text:tab/><text:tab/><text:tab/><text:tab/>- initialisation_par_default_structure</text:span></text:p>
      <text:p text:style-name="P24"><text:span text:style-name="T5"><text:tab/><text:tab/><text:tab/><text:tab/>- recherche_specificateur</text:span></text:p>
      <text:p text:style-name="P24"><text:span text:style-name="T5"><text:tab/><text:tab/><text:tab/><text:tab/><text:tab/>- ft_strlcpy</text:span></text:p>
      <text:p text:style-name="P24"><text:span text:style-name="T5"><text:tab/><text:tab/><text:tab/><text:tab/>- recherche_drapeaux</text:span></text:p>
      <text:p text:style-name="P24"><text:span text:style-name="T5"><text:tab/><text:tab/><text:tab/><text:tab/>- recherche_valeur_espace_precision</text:span></text:p>
      <text:p text:style-name="P24"><text:span text:style-name="T5"><text:tab/><text:tab/><text:tab/><text:tab/><text:tab/>- compter_pourcent_jusquau_specificateur</text:span></text:p>
      <text:p text:style-name="P24"><text:span text:style-name="T5"><text:tab/><text:tab/><text:tab/><text:tab/><text:tab/>- ft_strnchr</text:span></text:p>
      <text:p text:style-name="P24"><text:span text:style-name="T5"><text:tab/><text:tab/><text:tab/><text:tab/><text:tab/>- recuperation_taille_champs</text:span></text:p>
      <text:p text:style-name="P24"><text:span text:style-name="T5"><text:tab/><text:tab/><text:tab/><text:tab/><text:tab/>- compter_point_jusquau_specificateur</text:span></text:p>
      <text:p text:style-name="P24"><text:span text:style-name="T5"><text:tab/><text:tab/><text:tab/><text:tab/><text:tab/>- recherche_precision_negative</text:span></text:p>
      <text:p text:style-name="P24"><text:span text:style-name="T5"><text:tab/><text:tab/><text:tab/><text:tab/><text:tab/>- ft_isdigit</text:span></text:p>
      <text:p text:style-name="P24"><text:span text:style-name="T5"><text:tab/><text:tab/><text:tab/><text:tab/><text:tab/>- recuperation_taille_precision</text:span></text:p>
      <text:p text:style-name="P24"><text:tab/><text:tab/><text:tab/><text:tab/><text:tab/>- coordination_distribution_sommaire</text:p>
      <text:p text:style-name="P15"><text:tab/><text:tab/><text:tab/><text:tab/><text:tab/><text:tab/>- ...</text:p>
      <text:p text:style-name="P15"><text:tab/><text:tab/><text:tab/><text:tab/><text:tab/><text:tab/>- ...</text:p>
      <text:p text:style-name="P14"><text:tab/><text:tab/><text:tab/><text:tab/><text:tab/><text:tab/>- gestionnaire_adresse_avec_option</text:p>
      <text:p text:style-name="P14"><text:tab/><text:tab/><text:tab/><text:tab/><text:tab/><text:tab/><text:tab/>- gestionnaire_adresse_avec_precision_et_largeur_de_champs</text:p>
      <text:p text:style-name="P15"><text:tab/><text:tab/><text:tab/><text:tab/><text:tab/><text:tab/><text:tab/><text:tab/>- imprimer_adresse_avec_precision_et_largeur_de_champs</text:p>
      <text:p text:style-name="P15"><text:tab/><text:tab/><text:tab/><text:tab/><text:tab/><text:tab/><text:tab/><text:tab/><text:tab/>- ft_putchar_fd</text:p>
      <text:p text:style-name="P15"><text:tab/><text:tab/><text:tab/><text:tab/><text:tab/><text:tab/><text:tab/><text:tab/><text:tab/>- imprimer_adresse_avec_precision</text:p>
      <text:p text:style-name="P15"><text:tab/><text:tab/><text:tab/><text:tab/><text:tab/><text:tab/><text:tab/><text:tab/><text:tab/><text:tab/>- compter_caractere_adresse</text:p>
      <text:p text:style-name="P15"><text:tab/><text:tab/><text:tab/><text:tab/><text:tab/><text:tab/><text:tab/><text:tab/><text:tab/><text:tab/>- ft_strlcpy</text:p>
      <text:p text:style-name="P15"><text:tab/><text:tab/><text:tab/><text:tab/><text:tab/><text:tab/><text:tab/><text:tab/><text:tab/><text:tab/>- ft_putstr_fd</text:p>
      <text:p text:style-name="P15"><text:tab/><text:tab/><text:tab/><text:tab/><text:tab/><text:tab/><text:tab/><text:tab/><text:tab/><text:tab/>- imprimer_zero_pour_precision_adresse</text:p>
      <text:p text:style-name="P15"><text:tab/><text:tab/><text:tab/><text:tab/><text:tab/><text:tab/><text:tab/><text:tab/><text:tab/><text:tab/><text:tab/>- ft_putchar_fd</text:p>
      <text:p text:style-name="P15"><text:tab/><text:tab/><text:tab/><text:tab/><text:tab/><text:tab/><text:tab/><text:tab/><text:tab/><text:tab/>- ft_putchar_fd</text:p>
      <text:p text:style-name="P15"><text:tab/><text:tab/><text:tab/><text:tab/><text:tab/><text:tab/><text:tab/>- gestionnaire_adresse_avec_largeur_de_champs</text:p>
      <text:p text:style-name="P15"><text:tab/><text:tab/><text:tab/><text:tab/><text:tab/><text:tab/><text:tab/><text:tab/>- imprimer_adresse_avec_largeur_de_champs</text:p>
      <text:p text:style-name="P15"><text:tab/><text:tab/><text:tab/><text:tab/><text:tab/><text:tab/><text:tab/><text:tab/><text:tab/>- compter_caractere_adresse</text:p>
      <text:p text:style-name="P15"><text:tab/><text:tab/><text:tab/><text:tab/><text:tab/><text:tab/><text:tab/><text:tab/><text:tab/>- ft_putchar_fd</text:p>
      <text:p text:style-name="P15"><text:tab/><text:tab/><text:tab/><text:tab/><text:tab/><text:tab/><text:tab/><text:tab/><text:tab/>- print_adress</text:p>
      <text:p text:style-name="P15"><text:tab/><text:tab/><text:tab/><text:tab/><text:tab/><text:tab/><text:tab/><text:tab/><text:tab/><text:tab/>- ft_strlcpy</text:p>
      <text:p text:style-name="P15"><text:tab/><text:tab/><text:tab/><text:tab/><text:tab/><text:tab/><text:tab/><text:tab/><text:tab/><text:tab/>- ft_putstr_fd</text:p>
      <text:p text:style-name="P15"><text:tab/><text:tab/><text:tab/><text:tab/><text:tab/><text:tab/><text:tab/><text:tab/><text:tab/><text:tab/>- ft_putchar_fd</text:p>
      <text:p text:style-name="P15"><text:tab/><text:tab/><text:tab/><text:tab/><text:tab/><text:tab/><text:tab/><text:tab/>- imprimer_adresse_avec_largeur_de_champs_et_minus</text:p>
      <text:p text:style-name="P15"><text:tab/><text:tab/><text:tab/><text:tab/><text:tab/><text:tab/><text:tab/><text:tab/><text:tab/>- compter_caractere_adresse</text:p>
      <text:p text:style-name="P15"><text:tab/><text:tab/><text:tab/><text:tab/><text:tab/><text:tab/><text:tab/><text:tab/><text:tab/>- print_adress</text:p>
      <text:p text:style-name="P15"><text:tab/><text:tab/><text:tab/><text:tab/><text:tab/><text:tab/><text:tab/><text:tab/><text:tab/><text:tab/>- ft_strlcpy</text:p>
      <text:p text:style-name="P15"><text:tab/><text:tab/><text:tab/><text:tab/><text:tab/><text:tab/><text:tab/><text:tab/><text:tab/><text:tab/>- ft_putstr_fd</text:p>
      <text:p text:style-name="P15"><text:tab/><text:tab/><text:tab/><text:tab/><text:tab/><text:tab/><text:tab/><text:tab/><text:tab/><text:tab/>- ft_putchar_fd</text:p>
      <text:p text:style-name="P15"><text:tab/><text:tab/><text:tab/><text:tab/><text:tab/><text:tab/><text:tab/><text:tab/><text:tab/>- ft_putchar_fd</text:p>
      <text:p text:style-name="P15"><text:tab/><text:tab/><text:tab/><text:tab/><text:tab/><text:tab/><text:tab/><text:tab/>- imprimer_adresse_avec_un_espace</text:p>
      <text:p text:style-name="P15"><text:tab/><text:tab/><text:tab/><text:tab/><text:tab/><text:tab/><text:tab/><text:tab/><text:tab/>- ft_putchar_fd<text:span text:style-name="T8"/></text:p>
      <text:p text:style-name="P15"><text:tab/><text:tab/><text:tab/><text:tab/><text:tab/><text:tab/><text:tab/><text:tab/><text:tab/>- print_adress</text:p>
      <text:p text:style-name="P15"><text:tab/><text:tab/><text:tab/><text:tab/><text:tab/><text:tab/><text:tab/><text:tab/><text:tab/><text:tab/>- ft_strlcpy</text:p>
      <text:p text:style-name="P15"><text:tab/><text:tab/><text:tab/><text:tab/><text:tab/><text:tab/><text:tab/><text:tab/><text:tab/><text:tab/>- ft_putstr_fd</text:p>
      <text:p text:style-name="P15"><text:tab/><text:tab/><text:tab/><text:tab/><text:tab/><text:tab/><text:tab/><text:tab/><text:tab/><text:tab/>- ft_putchar_fd</text:p>
      <text:p text:style-name="P15"><text:tab/><text:tab/><text:tab/><text:tab/><text:tab/><text:tab/><text:tab/>- gestionnaire_adresse_avec_precision</text:p>
      <text:p text:style-name="P15"><text:tab/><text:tab/><text:tab/><text:tab/><text:tab/><text:tab/><text:tab/><text:tab/>- imprimer_adresse_avec_precision</text:p>
      <text:p text:style-name="P15"><text:tab/><text:tab/><text:tab/><text:tab/><text:tab/><text:tab/><text:tab/><text:tab/><text:tab/>- compter_caractere_adresse</text:p>
      <text:p text:style-name="P15"><text:tab/><text:tab/><text:tab/><text:tab/><text:tab/><text:tab/><text:tab/><text:tab/><text:tab/>- ft_strlcpy</text:p>
      <text:p text:style-name="P15"><text:tab/><text:tab/><text:tab/><text:tab/><text:tab/><text:tab/><text:tab/><text:tab/><text:tab/>- ft_putstr_fd</text:p>
      <text:p text:style-name="P15"><text:tab/><text:tab/><text:tab/><text:tab/><text:tab/><text:tab/><text:tab/><text:tab/><text:tab/>- imprimer_zero_pour_precision_adresse</text:p>
      <text:p text:style-name="P15"><text:tab/><text:tab/><text:tab/><text:tab/><text:tab/><text:tab/><text:tab/><text:tab/><text:tab/><text:tab/>- ft_putchar_fd</text:p>
      <text:p text:style-name="P15"><text:tab/><text:tab/><text:tab/><text:tab/><text:tab/><text:tab/><text:tab/><text:tab/><text:tab/>- ft_putchar_fd</text:p>
      <text:p text:style-name="P15"><text:tab/><text:tab/><text:tab/><text:tab/><text:tab/><text:tab/><text:tab/>- imprimer_adresse_avec_plus</text:p>
      <text:p text:style-name="P15"><text:tab/><text:tab/><text:tab/><text:tab/><text:tab/><text:tab/><text:tab/><text:tab/>- ft_putchar_fd</text:p>
      <text:p text:style-name="P15"><text:tab/><text:tab/><text:tab/><text:tab/><text:tab/><text:tab/><text:tab/><text:tab/>- print_adress<text:span text:style-name="T8"/></text:p>
      <text:p text:style-name="P15"><text:tab/><text:tab/><text:tab/><text:tab/><text:tab/><text:tab/><text:tab/><text:tab/><text:tab/>- ft_strlcpy</text:p>
      <text:p text:style-name="P15"><text:tab/><text:tab/><text:tab/><text:tab/><text:tab/><text:tab/><text:tab/><text:tab/><text:tab/>- ft_putstr_fd</text:p>
      <text:p text:style-name="P15"><text:tab/><text:tab/><text:tab/><text:tab/><text:tab/><text:tab/><text:tab/><text:tab/><text:tab/>- ft_putchar_fd</text:p>
      <text:p text:style-name="P15"><text:tab/><text:tab/><text:tab/><text:tab/><text:tab/><text:tab/>- ...</text:p>
      <text:p text:style-name="P14"><text:tab/><text:tab/><text:tab/><text:tab/><text:tab/><text:tab/>- ...</text:p>
      <text:p text:style-name="P15"><text:tab/><text:tab/><text:tab/><text:tab/><text:tab/><text:tab/>- ...</text:p>
      <text:p text:style-name="P15"><text:tab/><text:tab/><text:tab/><text:tab/><text:tab/><text:tab/>- ...</text:p>
      <text:p text:style-name="P14"/>
      <text:p text:style-name="P14"/>
      <text:p text:style-name="P14"/>
      <text:p text:style-name="P14"/>
      <text:p text:style-name="P14"/>
      <text:p text:style-name="P10"/>
      <text:p text:style-name="P11">Gestion de format %d <text:span text:style-name="T9">et %i</text:span>:</text:p>
      <text:p text:style-name="P11"/>
      <text:p text:style-name="P24"><text:span text:style-name="T5"><text:tab/>- ft_printf</text:span></text:p>
      <text:p text:style-name="P15"><text:tab/><text:tab/>- dispatch</text:p>
      <text:p text:style-name="P15"><text:tab/><text:tab/><text:tab/>- print_character</text:p>
      <text:p text:style-name="P15"><text:tab/><text:tab/><text:tab/><text:tab/>- ft_putchar_fd</text:p>
      <text:p text:style-name="P24"><text:span text:style-name="T5"><text:tab/><text:tab/><text:tab/>- coordination_initialisation_structure</text:span></text:p>
      <text:p text:style-name="P24"><text:span text:style-name="T5"><text:tab/><text:tab/><text:tab/><text:tab/>- initialisation_par_default_structure</text:span></text:p>
      <text:p text:style-name="P24"><text:span text:style-name="T5"><text:tab/><text:tab/><text:tab/><text:tab/>- recherche_specificateur</text:span></text:p>
      <text:p text:style-name="P24"><text:span text:style-name="T5"><text:tab/><text:tab/><text:tab/><text:tab/><text:tab/>- ft_strlcpy</text:span></text:p>
      <text:p text:style-name="P24"><text:span text:style-name="T5"><text:tab/><text:tab/><text:tab/><text:tab/>- recherche_drapeaux</text:span></text:p>
      <text:p text:style-name="P24"><text:span text:style-name="T5"><text:tab/><text:tab/><text:tab/><text:tab/>- recherche_valeur_espace_precision</text:span></text:p>
      <text:p text:style-name="P24"><text:span text:style-name="T5"><text:tab/><text:tab/><text:tab/><text:tab/><text:tab/>- compter_pourcent_jusquau_specificateur</text:span></text:p>
      <text:p text:style-name="P24"><text:span text:style-name="T5"><text:tab/><text:tab/><text:tab/><text:tab/><text:tab/>- ft_strnchr</text:span></text:p>
      <text:p text:style-name="P24"><text:span text:style-name="T5"><text:tab/><text:tab/><text:tab/><text:tab/><text:tab/>- recuperation_taille_champs</text:span></text:p>
      <text:p text:style-name="P24"><text:span text:style-name="T5"><text:tab/><text:tab/><text:tab/><text:tab/><text:tab/>- compter_point_jusquau_specificateur</text:span></text:p>
      <text:p text:style-name="P24"><text:span text:style-name="T5"><text:tab/><text:tab/><text:tab/><text:tab/><text:tab/>- recherche_precision_negative</text:span></text:p>
      <text:p text:style-name="P24"><text:span text:style-name="T5"><text:tab/><text:tab/><text:tab/><text:tab/><text:tab/>- ft_isdigit</text:span></text:p>
      <text:p text:style-name="P24"><text:span text:style-name="T5"><text:tab/><text:tab/><text:tab/><text:tab/><text:tab/>- recuperation_taille_precision</text:span></text:p>
      <text:p text:style-name="P24"><text:tab/><text:tab/><text:tab/><text:tab/>- coordination_distribution_sommaire</text:p>
      <text:p text:style-name="P15"><text:tab/><text:tab/><text:tab/><text:tab/><text:tab/>- …</text:p>
      <text:p text:style-name="P15"><text:tab/><text:tab/><text:tab/><text:tab/><text:tab/>- …</text:p>
      <text:p text:style-name="P15"><text:tab/><text:tab/><text:tab/><text:tab/><text:tab/>- …</text:p>
      <text:p text:style-name="P15"><text:tab/><text:tab/><text:tab/><text:tab/><text:tab/>- gestionnaire_entier_signe_avec_option</text:p>
      <text:p text:style-name="P15"><text:tab/><text:tab/><text:tab/><text:tab/><text:tab/><text:tab/>- imprimer_format_brut</text:p>
      <text:p text:style-name="P15"><text:tab/><text:tab/><text:tab/><text:tab/><text:tab/><text:tab/><text:tab/>- ft_putchar_fd</text:p>
      <text:p text:style-name="P15"><text:tab/><text:tab/><text:tab/><text:tab/><text:tab/><text:tab/>- gestionnaire_entier_signe_avec_largeur_de_champs_et_precision</text:p>
      <text:p text:style-name="P15"><text:tab/><text:tab/><text:tab/><text:tab/><text:tab/><text:tab/><text:tab/>- imprimer_entier_signe_avec_largeur_de_champs_et_precision</text:p>
      <text:p text:style-name="P15"><text:tab/><text:tab/><text:tab/><text:tab/><text:tab/><text:tab/><text:tab/><text:tab/>- imprimer_largeur_de_champs</text:p>
      <text:p text:style-name="P15"><text:tab/><text:tab/><text:tab/><text:tab/><text:tab/><text:tab/><text:tab/><text:tab/><text:tab/>- ft_putchar_fd</text:p>
      <text:p text:style-name="P15"><text:tab/><text:tab/><text:tab/><text:tab/><text:tab/><text:tab/><text:tab/><text:tab/>- imprimer_precision</text:p>
      <text:p text:style-name="P15"><text:tab/><text:tab/><text:tab/><text:tab/><text:tab/><text:tab/><text:tab/><text:tab/><text:tab/>- ft_putchar_fd</text:p>
      <text:p text:style-name="P15"><text:tab/><text:tab/><text:tab/><text:tab/><text:tab/><text:tab/><text:tab/>- imprimer_entier_signe_avec_largeur_de_champs_precision_et_minus</text:p>
      <text:p text:style-name="P15"><text:tab/><text:tab/><text:tab/><text:tab/><text:tab/><text:tab/><text:tab/><text:tab/>- imprimer_precision</text:p>
      <text:p text:style-name="P15"><text:tab/><text:tab/><text:tab/><text:tab/><text:tab/><text:tab/><text:tab/><text:tab/><text:tab/>- ft_putchar_fd</text:p>
      <text:p text:style-name="P15"><text:tab/><text:tab/><text:tab/><text:tab/><text:tab/><text:tab/><text:tab/><text:tab/>- ft_putnbr_fd</text:p>
      <text:p text:style-name="P15"><text:tab/><text:tab/><text:tab/><text:tab/><text:tab/><text:tab/><text:tab/><text:tab/>- imprimer_largeur_de_champs</text:p>
      <text:p text:style-name="P15"><text:tab/><text:tab/><text:tab/><text:tab/><text:tab/><text:tab/><text:tab/><text:tab/><text:tab/>- ft_putchar_fd</text:p>
      <text:p text:style-name="P15"><text:tab/><text:tab/><text:tab/><text:tab/><text:tab/><text:tab/>- gestionnaire_entier_signe_avec_largeur_de_champs</text:p>
      <text:p text:style-name="P16"><text:tab/><text:tab/><text:tab/><text:tab/><text:tab/><text:tab/><text:tab/>- imprimer_entier_signe_avec_plus_et_zero</text:p>
      <text:p text:style-name="P16"><text:tab/><text:tab/><text:tab/><text:tab/><text:tab/><text:tab/><text:tab/><text:tab/>- compter_nombre_de_chiffre</text:p>
      <text:p text:style-name="P15"><text:tab/><text:tab/><text:tab/><text:tab/><text:tab/><text:tab/><text:tab/><text:tab/><text:tab/>- compter_nombre_de_chiffre_signe</text:p>
      <text:p text:style-name="P15"><text:tab/><text:tab/><text:tab/><text:tab/><text:tab/><text:tab/><text:tab/><text:tab/><text:tab/>- ...</text:p>
      <text:p text:style-name="P15"><text:tab/><text:tab/><text:tab/><text:tab/><text:tab/><text:tab/><text:tab/><text:tab/>- ft_putchar_fd</text:p>
      <text:p text:style-name="P15"><text:tab/><text:tab/><text:tab/><text:tab/><text:tab/><text:tab/><text:tab/><text:tab/>- imprimer_zero_pour_largeur_de_champs</text:p>
      <text:p text:style-name="P15"><text:tab/><text:tab/><text:tab/><text:tab/><text:tab/><text:tab/><text:tab/><text:tab/><text:tab/>- ft_putchar_fd</text:p>
      <text:p text:style-name="P15"><text:tab/><text:tab/><text:tab/><text:tab/><text:tab/><text:tab/><text:tab/><text:tab/>- ft_putnbr_fd</text:p>
      <text:p text:style-name="P15"><text:tab/><text:tab/><text:tab/><text:tab/><text:tab/><text:tab/><text:tab/>- imprimer_entier_signe_avec_largeur_de_champs_et_plus</text:p>
      <text:p text:style-name="P15"><text:tab/><text:tab/><text:tab/><text:tab/><text:tab/><text:tab/><text:tab/><text:tab/>- compter_nombre_de_chiffre<text:span text:style-name="T8"/></text:p>
      <text:p text:style-name="P15"><text:tab/><text:tab/><text:tab/><text:tab/><text:tab/><text:tab/><text:tab/><text:tab/><text:tab/>- compter_nombre_de_chiffre_signe</text:p>
      <text:p text:style-name="P15"><text:tab/><text:tab/><text:tab/><text:tab/><text:tab/><text:tab/><text:tab/><text:tab/><text:tab/>- ...</text:p>
      <text:p text:style-name="P15"><text:tab/><text:tab/><text:tab/><text:tab/><text:tab/><text:tab/><text:tab/><text:tab/>- imprimer_espace_pour_largeur_de_champs</text:p>
      <text:p text:style-name="P15"><text:tab/><text:tab/><text:tab/><text:tab/><text:tab/><text:tab/><text:tab/><text:tab/><text:tab/>- ft_putchar_fd</text:p>
      <text:p text:style-name="P15"><text:tab/><text:tab/><text:tab/><text:tab/><text:tab/><text:tab/><text:tab/><text:tab/>- ft_putchar_fd</text:p>
      <text:p text:style-name="P15"><text:tab/><text:tab/><text:tab/><text:tab/><text:tab/><text:tab/><text:tab/><text:tab/>- ft_putnbr_fd</text:p>
      <text:p text:style-name="P15"><text:tab/><text:tab/><text:tab/><text:tab/><text:tab/><text:tab/>- imprimer_entier_signe_avec_plus</text:p>
      <text:p text:style-name="P15"><text:tab/><text:tab/><text:tab/><text:tab/><text:tab/><text:tab/><text:tab/>- ft_putchar_fd</text:p>
      <text:p text:style-name="P15"><text:tab/><text:tab/><text:tab/><text:tab/><text:tab/><text:tab/><text:tab/>- ft_putnbr_fd</text:p>
      <text:p text:style-name="P15"><text:tab/><text:tab/><text:tab/><text:tab/><text:tab/><text:tab/>- imprimer_entier_signe_avec_moins</text:p>
      <text:p text:style-name="P15"><text:tab/><text:tab/><text:tab/><text:tab/><text:tab/><text:tab/><text:tab/>- ft_putnbr_fd</text:p>
      <text:p text:style-name="P17"><text:tab/><text:tab/><text:tab/><text:tab/><text:tab/><text:tab/>- imprimer_entier_signe_avec_espace<text:span text:style-name="T8"/></text:p>
      <text:p text:style-name="P17"><text:tab/><text:tab/><text:tab/><text:tab/><text:tab/><text:tab/><text:tab/>- ft_putchar_fd</text:p>
      <text:p text:style-name="P17"><text:tab/><text:tab/><text:tab/><text:tab/><text:tab/><text:tab/><text:tab/>- ft_putnbr_fd</text:p>
      <text:p text:style-name="P15"><text:tab/><text:tab/><text:tab/><text:tab/><text:tab/><text:tab/>- gestionnaire_entier_signe_avec_precision</text:p>
      <text:p text:style-name="P17"><text:tab/><text:tab/><text:tab/><text:tab/><text:tab/><text:tab/><text:tab/>- imprimer_entier_signe_avec_precision<text:span text:style-name="T8"/></text:p>
      <text:p text:style-name="P18"><text:tab/><text:tab/><text:tab/><text:tab/><text:tab/><text:tab/><text:tab/><text:tab/>- compter_nombre_de_chiffre</text:p>
      <text:p text:style-name="P17"><text:tab/><text:tab/><text:tab/><text:tab/><text:tab/><text:tab/><text:tab/><text:tab/><text:tab/>- compter_nombre_de_chiffre_signe</text:p>
      <text:p text:style-name="P17"><text:tab/><text:tab/><text:tab/><text:tab/><text:tab/><text:tab/><text:tab/><text:tab/><text:tab/>- ...</text:p>
      <text:p text:style-name="P15"><text:tab/><text:tab/><text:tab/><text:tab/><text:tab/><text:tab/><text:tab/><text:tab/>- ft_putchar_fd</text:p>
      <text:p text:style-name="P17"><text:tab/><text:tab/><text:tab/><text:tab/><text:tab/><text:tab/><text:tab/><text:tab/>- ft_putnbr_fd</text:p>
      <text:p text:style-name="P15"><text:tab/><text:tab/><text:tab/><text:tab/><text:tab/><text:tab/>- imprimer_entier_signe_sans_option</text:p>
      <text:p text:style-name="P15"><text:tab/><text:tab/><text:tab/><text:tab/><text:tab/><text:tab/><text:tab/>- ft_putnbr_fd</text:p>
      <text:p text:style-name="P15"><text:tab/><text:tab/><text:tab/><text:tab/><text:tab/>- …</text:p>
      <text:p text:style-name="P15"><text:tab/><text:tab/><text:tab/><text:tab/><text:tab/>- …</text:p>
      <text:p text:style-name="P15"><text:tab/><text:tab/><text:tab/><text:tab/><text:tab/>- …</text:p>
      <text:p text:style-name="P23"><text:span text:style-name="T5"/></text:p>
      <text:p text:style-name="P23"><text:span text:style-name="T5"/></text:p>
      <text:p text:style-name="P23"><text:span text:style-name="T5"/></text:p>
      <text:p text:style-name="P23"><text:span text:style-name="T5"/></text:p>
      <text:p text:style-name="P23"><text:span text:style-name="T5"/></text:p>
      <text:p text:style-name="P23"><text:span text:style-name="T5"/></text:p>
      <text:p text:style-name="P23"><text:span text:style-name="T5"/></text:p>
      <text:p text:style-name="P10"/>
      <text:p text:style-name="P11">Gestion de format %u :</text:p>
      <text:p text:style-name="P11"/>
      <text:p text:style-name="P24"><text:span text:style-name="T5"><text:tab/>- ft_printf</text:span></text:p>
      <text:p text:style-name="P15"><text:tab/><text:tab/>- dispatch</text:p>
      <text:p text:style-name="P15"><text:tab/><text:tab/><text:tab/>- print_character</text:p>
      <text:p text:style-name="P15"><text:tab/><text:tab/><text:tab/><text:tab/>- ft_putchar_fd</text:p>
      <text:p text:style-name="P24"><text:span text:style-name="T5"><text:tab/><text:tab/><text:tab/>- coordination_initialisation_structure</text:span></text:p>
      <text:p text:style-name="P24"><text:span text:style-name="T5"><text:tab/><text:tab/><text:tab/><text:tab/>- initialisation_par_default_structure</text:span></text:p>
      <text:p text:style-name="P24"><text:span text:style-name="T5"><text:tab/><text:tab/><text:tab/><text:tab/>- recherche_specificateur</text:span></text:p>
      <text:p text:style-name="P24"><text:span text:style-name="T5"><text:tab/><text:tab/><text:tab/><text:tab/><text:tab/>- ft_strlcpy</text:span></text:p>
      <text:p text:style-name="P24"><text:span text:style-name="T5"><text:tab/><text:tab/><text:tab/><text:tab/>- recherche_drapeaux</text:span></text:p>
      <text:p text:style-name="P24"><text:span text:style-name="T5"><text:tab/><text:tab/><text:tab/><text:tab/>- recherche_valeur_espace_precision</text:span></text:p>
      <text:p text:style-name="P24"><text:span text:style-name="T5"><text:tab/><text:tab/><text:tab/><text:tab/><text:tab/>- compter_pourcent_jusquau_specificateur</text:span></text:p>
      <text:p text:style-name="P24"><text:span text:style-name="T5"><text:tab/><text:tab/><text:tab/><text:tab/><text:tab/>- ft_strnchr</text:span></text:p>
      <text:p text:style-name="P24"><text:span text:style-name="T5"><text:tab/><text:tab/><text:tab/><text:tab/><text:tab/>- recuperation_taille_champs</text:span></text:p>
      <text:p text:style-name="P24"><text:span text:style-name="T5"><text:tab/><text:tab/><text:tab/><text:tab/><text:tab/>- compter_point_jusquau_specificateur</text:span></text:p>
      <text:p text:style-name="P24"><text:span text:style-name="T5"><text:tab/><text:tab/><text:tab/><text:tab/><text:tab/>- recherche_precision_negative</text:span></text:p>
      <text:p text:style-name="P24"><text:span text:style-name="T5"><text:tab/><text:tab/><text:tab/><text:tab/><text:tab/>- ft_isdigit</text:span></text:p>
      <text:p text:style-name="P24"><text:span text:style-name="T5"><text:tab/><text:tab/><text:tab/><text:tab/><text:tab/>- recuperation_taille_precision</text:span></text:p>
      <text:p text:style-name="P24"><text:tab/><text:tab/><text:tab/><text:tab/>- coordination_distribution_sommaire</text:p>
      <text:p text:style-name="P15"><text:tab/><text:tab/><text:tab/><text:tab/><text:tab/>- …</text:p>
      <text:p text:style-name="P15"><text:tab/><text:tab/><text:tab/><text:tab/><text:tab/>- …</text:p>
      <text:p text:style-name="P15"><text:tab/><text:tab/><text:tab/><text:tab/><text:tab/>- …</text:p>
      <text:p text:style-name="P15"><text:tab/><text:tab/><text:tab/><text:tab/><text:tab/>- …</text:p>
      <text:p text:style-name="P17"><text:tab/><text:tab/><text:tab/><text:tab/><text:tab/>- gestionnaire_entier_non_signe_avec_option</text:p>
      <text:p text:style-name="P17"><text:tab/><text:tab/><text:tab/><text:tab/><text:tab/><text:tab/>- imprimer_format_brut</text:p>
      <text:p text:style-name="P17"><text:tab/><text:tab/><text:tab/><text:tab/><text:tab/><text:tab/><text:tab/>- ft_putchar_fd</text:p>
      <text:p text:style-name="P17"><text:tab/><text:tab/><text:tab/><text:tab/><text:tab/><text:tab/>- gestionnaire_entier_non_signe_avec_largeur_de_champs_et_precision</text:p>
      <text:p text:style-name="P17"><text:tab/><text:tab/><text:tab/><text:tab/><text:tab/><text:tab/><text:tab/>- compter_nombre_de_chiffre</text:p>
      <text:p text:style-name="P17"><text:tab/><text:tab/><text:tab/><text:tab/><text:tab/><text:tab/><text:tab/><text:tab/>- ...</text:p>
      <text:p text:style-name="P17"><text:tab/><text:tab/><text:tab/><text:tab/><text:tab/><text:tab/><text:tab/><text:tab/>- compter_nombre_de_chiffre_non_signe</text:p>
      <text:p text:style-name="P17"><text:tab/><text:tab/><text:tab/><text:tab/><text:tab/><text:tab/><text:tab/>- imprimer_largeur_de_champs</text:p>
      <text:p text:style-name="P17"><text:tab/><text:tab/><text:tab/><text:tab/><text:tab/><text:tab/><text:tab/><text:tab/>- ft_putchar_fd</text:p>
      <text:p text:style-name="P17"><text:tab/><text:tab/><text:tab/><text:tab/><text:tab/><text:tab/><text:tab/>- imprimer_precision</text:p>
      <text:p text:style-name="P18"><text:tab/><text:tab/><text:tab/><text:tab/><text:tab/><text:tab/><text:tab/><text:tab/>- ft_putchar_fd</text:p>
      <text:p text:style-name="P17"><text:tab/><text:tab/><text:tab/><text:tab/><text:tab/><text:tab/><text:tab/>- ft_putnbr_fd</text:p>
      <text:p text:style-name="P18"><text:tab/><text:tab/><text:tab/><text:tab/><text:tab/><text:tab/>- <text:span text:style-name="T10">gestionnaire_entier_non_signe_avec_largeur_de_champs</text:span></text:p>
      <text:p text:style-name="P17"><text:tab/><text:tab/><text:tab/><text:tab/><text:tab/><text:tab/><text:tab/>- imprimer_entier_non_signe_avec_largeur_de_champs</text:p>
      <text:p text:style-name="P17"><text:tab/><text:tab/><text:tab/><text:tab/><text:tab/><text:tab/><text:tab/><text:tab/>- compter_nombre_de_chiffre<text:span text:style-name="T8"/></text:p>
      <text:p text:style-name="P17"><text:tab/><text:tab/><text:tab/><text:tab/><text:tab/><text:tab/><text:tab/><text:tab/><text:tab/>- ...</text:p>
      <text:p text:style-name="P17"><text:tab/><text:tab/><text:tab/><text:tab/><text:tab/><text:tab/><text:tab/><text:tab/><text:tab/>- compter_nombre_de_chiffre_non_signe</text:p>
      <text:p text:style-name="P17"><text:tab/><text:tab/><text:tab/><text:tab/><text:tab/><text:tab/><text:tab/><text:tab/>- imprimer_largeur_de_champs</text:p>
      <text:p text:style-name="P17"><text:tab/><text:tab/><text:tab/><text:tab/><text:tab/><text:tab/><text:tab/><text:tab/><text:tab/>- ft_putchar_fd</text:p>
      <text:p text:style-name="P17"><text:tab/><text:tab/><text:tab/><text:tab/><text:tab/><text:tab/><text:tab/><text:tab/>- ft_putnbr_fd</text:p>
      <text:p text:style-name="P18"><text:tab/><text:tab/><text:tab/><text:tab/><text:tab/><text:tab/>- imprimer_entier_signe_avec_plus</text:p>
      <text:p text:style-name="P18"><text:tab/><text:tab/><text:tab/><text:tab/><text:tab/><text:tab/><text:tab/>- ft_putchar_fd</text:p>
      <text:p text:style-name="P17"><text:tab/><text:tab/><text:tab/><text:tab/><text:tab/><text:tab/><text:tab/>- ft_putnbr_fd</text:p>
      <text:p text:style-name="P18"><text:tab/><text:tab/><text:tab/><text:tab/><text:tab/><text:tab/>- imprimer_entier_non_signe_avec_moins</text:p>
      <text:p text:style-name="P17"><text:tab/><text:tab/><text:tab/><text:tab/><text:tab/><text:tab/><text:tab/>- ft_putnbr_fd</text:p>
      <text:p text:style-name="P17"><text:tab/><text:tab/><text:tab/><text:tab/><text:tab/><text:tab/>- <text:span text:style-name="T10">gestionnaire_entier_non_signe_avec_precision</text:span></text:p>
      <text:p text:style-name="P17"><text:tab/><text:tab/><text:tab/><text:tab/><text:tab/><text:tab/><text:tab/>- imprimer_entier_non_signe_avec_precision</text:p>
      <text:p text:style-name="P17"><text:tab/><text:tab/><text:tab/><text:tab/><text:tab/><text:tab/><text:tab/><text:tab/>- compter_nombre_de_chiffre</text:p>
      <text:p text:style-name="P17"><text:tab/><text:tab/><text:tab/><text:tab/><text:tab/><text:tab/><text:tab/><text:tab/><text:tab/>- ...</text:p>
      <text:p text:style-name="P17"><text:tab/><text:tab/><text:tab/><text:tab/><text:tab/><text:tab/><text:tab/><text:tab/><text:tab/>- compter_nombre_de_chiffre_non_signe</text:p>
      <text:p text:style-name="P17"><text:tab/><text:tab/><text:tab/><text:tab/><text:tab/><text:tab/><text:tab/><text:tab/>- ft_putchar_fd</text:p>
      <text:p text:style-name="P17"><text:tab/><text:tab/><text:tab/><text:tab/><text:tab/><text:tab/><text:tab/><text:tab/>- ft_putnbr_fd</text:p>
      <text:p text:style-name="P17"><text:tab/><text:tab/><text:tab/><text:tab/><text:tab/><text:tab/>- imprimer_entier_non_signe_sans_option</text:p>
      <text:p text:style-name="P17"><text:tab/><text:tab/><text:tab/><text:tab/><text:tab/><text:tab/><text:tab/>- ft_putnbr_fd</text:p>
      <text:p text:style-name="P15"><text:tab/><text:tab/><text:tab/><text:tab/><text:tab/>- …</text:p>
      <text:p text:style-name="P15"><text:tab/><text:tab/><text:tab/><text:tab/><text:tab/>- …</text:p>
      <text:p text:style-name="P11"/>
      <text:p text:style-name="P11"/>
      <text:p text:style-name="P11">Gestion de format %x :</text:p>
      <text:p text:style-name="P11"/>
      <text:p text:style-name="P24"><text:span text:style-name="T5"><text:tab/>- ft_printf</text:span></text:p>
      <text:p text:style-name="P15"><text:tab/><text:tab/>- dispatch</text:p>
      <text:p text:style-name="P15"><text:tab/><text:tab/><text:tab/>- print_character</text:p>
      <text:p text:style-name="P15"><text:tab/><text:tab/><text:tab/><text:tab/>- ft_putchar_fd</text:p>
      <text:p text:style-name="P24"><text:span text:style-name="T5"><text:tab/><text:tab/><text:tab/>- coordination_initialisation_structure</text:span></text:p>
      <text:p text:style-name="P24"><text:span text:style-name="T5"><text:tab/><text:tab/><text:tab/><text:tab/>- initialisation_par_default_structure</text:span></text:p>
      <text:p text:style-name="P24"><text:span text:style-name="T5"><text:tab/><text:tab/><text:tab/><text:tab/>- recherche_specificateur</text:span></text:p>
      <text:p text:style-name="P24"><text:span text:style-name="T5"><text:tab/><text:tab/><text:tab/><text:tab/><text:tab/>- ft_strlcpy</text:span></text:p>
      <text:p text:style-name="P24"><text:span text:style-name="T5"><text:tab/><text:tab/><text:tab/><text:tab/>- recherche_drapeaux</text:span></text:p>
      <text:p text:style-name="P24"><text:span text:style-name="T5"><text:tab/><text:tab/><text:tab/><text:tab/>- recherche_valeur_espace_precision</text:span></text:p>
      <text:p text:style-name="P24"><text:span text:style-name="T5"><text:tab/><text:tab/><text:tab/><text:tab/><text:tab/>- compter_pourcent_jusquau_specificateur</text:span></text:p>
      <text:p text:style-name="P24"><text:span text:style-name="T5"><text:tab/><text:tab/><text:tab/><text:tab/><text:tab/>- ft_strnchr</text:span></text:p>
      <text:p text:style-name="P24"><text:span text:style-name="T5"><text:tab/><text:tab/><text:tab/><text:tab/><text:tab/>- recuperation_taille_champs</text:span></text:p>
      <text:p text:style-name="P24"><text:span text:style-name="T5"><text:tab/><text:tab/><text:tab/><text:tab/><text:tab/>- compter_point_jusquau_specificateur</text:span></text:p>
      <text:p text:style-name="P24"><text:span text:style-name="T5"><text:tab/><text:tab/><text:tab/><text:tab/><text:tab/>- recherche_precision_negative</text:span></text:p>
      <text:p text:style-name="P24"><text:span text:style-name="T5"><text:tab/><text:tab/><text:tab/><text:tab/><text:tab/>- ft_isdigit</text:span></text:p>
      <text:p text:style-name="P24"><text:span text:style-name="T5"><text:tab/><text:tab/><text:tab/><text:tab/><text:tab/>- recuperation_taille_precision</text:span></text:p>
      <text:p text:style-name="P24"><text:tab/><text:tab/><text:tab/><text:tab/>- coordination_distribution_sommaire</text:p>
      <text:p text:style-name="P15"><text:tab/><text:tab/><text:tab/><text:tab/><text:tab/>- …</text:p>
      <text:p text:style-name="P15"><text:tab/><text:tab/><text:tab/><text:tab/><text:tab/>- …</text:p>
      <text:p text:style-name="P15"><text:tab/><text:tab/><text:tab/><text:tab/><text:tab/>- …</text:p>
      <text:p text:style-name="P15"><text:tab/><text:tab/><text:tab/><text:tab/><text:tab/>- …</text:p>
      <text:p text:style-name="P15"><text:tab/><text:tab/><text:tab/><text:tab/><text:tab/>- …</text:p>
      <text:p text:style-name="P15"><text:tab/><text:tab/><text:tab/><text:tab/><text:tab/>- gestionnaire_hexadecimal_minuscule</text:p>
      <text:p text:style-name="P17"><text:tab/><text:tab/><text:tab/><text:tab/><text:tab/><text:tab/>- imprimer_format_brut</text:p>
      <text:p text:style-name="P17"><text:tab/><text:tab/><text:tab/><text:tab/><text:tab/><text:tab/><text:tab/>- ft_putchar_fd</text:p>
      <text:p text:style-name="P17"><text:tab/><text:tab/><text:tab/><text:tab/><text:tab/><text:tab/>- imprimer_hexadecimal_minuscule</text:p>
      <text:p text:style-name="P17"><text:tab/><text:tab/><text:tab/><text:tab/><text:tab/><text:tab/><text:tab/>- ft_strlcpy</text:p>
      <text:p text:style-name="P17"><text:tab/><text:tab/><text:tab/><text:tab/><text:tab/><text:tab/><text:tab/>- write</text:p>
      <text:p text:style-name="P17"><text:tab/><text:tab/><text:tab/><text:tab/><text:tab/><text:tab/><text:tab/>- ft_putchar_f<text:span text:style-name="T9">d</text:span></text:p>
      <text:p text:style-name="P24"><text:span text:style-name="T5"><text:tab/><text:tab/><text:tab/><text:tab/><text:tab/>- …</text:span></text:p>
      <text:p text:style-name="P24"><text:span text:style-name="T5"/></text:p>
      <text:p text:style-name="P10"/>
      <text:p text:style-name="P11">Gestion de format %X :</text:p>
      <text:p text:style-name="P14"/>
      <text:p text:style-name="P24"><text:span text:style-name="T5"><text:tab/>- ft_printf</text:span></text:p>
      <text:p text:style-name="P15"><text:tab/><text:tab/>- dispatch</text:p>
      <text:p text:style-name="P15"><text:tab/><text:tab/><text:tab/>- print_character</text:p>
      <text:p text:style-name="P15"><text:tab/><text:tab/><text:tab/><text:tab/>- ft_putchar_fd</text:p>
      <text:p text:style-name="P24"><text:span text:style-name="T5"><text:tab/><text:tab/><text:tab/>- coordination_initialisation_structure</text:span></text:p>
      <text:p text:style-name="P24"><text:span text:style-name="T5"><text:tab/><text:tab/><text:tab/><text:tab/>- initialisation_par_default_structure</text:span></text:p>
      <text:p text:style-name="P24"><text:span text:style-name="T5"><text:tab/><text:tab/><text:tab/><text:tab/>- recherche_specificateur</text:span></text:p>
      <text:p text:style-name="P24"><text:span text:style-name="T5"><text:tab/><text:tab/><text:tab/><text:tab/><text:tab/>- ft_strlcpy</text:span></text:p>
      <text:p text:style-name="P24"><text:span text:style-name="T5"><text:tab/><text:tab/><text:tab/><text:tab/>- recherche_drapeaux</text:span></text:p>
      <text:p text:style-name="P24"><text:span text:style-name="T5"><text:tab/><text:tab/><text:tab/><text:tab/>- recherche_valeur_espace_precision</text:span></text:p>
      <text:p text:style-name="P24"><text:span text:style-name="T5"><text:tab/><text:tab/><text:tab/><text:tab/><text:tab/>- compter_pourcent_jusquau_specificateur</text:span></text:p>
      <text:p text:style-name="P24"><text:span text:style-name="T5"><text:tab/><text:tab/><text:tab/><text:tab/><text:tab/>- ft_strnchr</text:span></text:p>
      <text:p text:style-name="P24"><text:span text:style-name="T5"><text:tab/><text:tab/><text:tab/><text:tab/><text:tab/>- recuperation_taille_champs</text:span></text:p>
      <text:p text:style-name="P24"><text:span text:style-name="T5"><text:tab/><text:tab/><text:tab/><text:tab/><text:tab/>- compter_point_jusquau_specificateur</text:span></text:p>
      <text:p text:style-name="P24"><text:span text:style-name="T5"><text:tab/><text:tab/><text:tab/><text:tab/><text:tab/>- recherche_precision_negative</text:span></text:p>
      <text:p text:style-name="P24"><text:span text:style-name="T5"><text:tab/><text:tab/><text:tab/><text:tab/><text:tab/>- ft_isdigit</text:span></text:p>
      <text:p text:style-name="P24"><text:span text:style-name="T5"><text:tab/><text:tab/><text:tab/><text:tab/><text:tab/>- recuperation_taille_precision</text:span></text:p>
      <text:p text:style-name="P24"><text:tab/><text:tab/><text:tab/><text:tab/>- coordination_distribution_sommaire</text:p>
      <text:p text:style-name="P15"><text:tab/><text:tab/><text:tab/><text:tab/><text:tab/>- …</text:p>
      <text:p text:style-name="P15"><text:tab/><text:tab/><text:tab/><text:tab/><text:tab/>- …</text:p>
      <text:p text:style-name="P15"><text:tab/><text:tab/><text:tab/><text:tab/><text:tab/>- …</text:p>
      <text:p text:style-name="P15"><text:tab/><text:tab/><text:tab/><text:tab/><text:tab/>- …</text:p>
      <text:p text:style-name="P15"><text:tab/><text:tab/><text:tab/><text:tab/><text:tab/>- …</text:p>
      <text:p text:style-name="P15"><text:tab/><text:tab/><text:tab/><text:tab/><text:tab/>- …</text:p>
      <text:p text:style-name="P17"><text:tab/><text:tab/><text:tab/><text:tab/><text:tab/>- gestionnaire_hexadecimal_majuscule</text:p>
      <text:p text:style-name="P17"><text:tab/><text:tab/><text:tab/><text:tab/><text:tab/><text:tab/>- imprimer_format_brut</text:p>
      <text:p text:style-name="P17"><text:tab/><text:tab/><text:tab/><text:tab/><text:tab/><text:tab/><text:tab/>- ft_putchar_fd</text:p>
      <text:p text:style-name="P17"><text:tab/><text:tab/><text:tab/><text:tab/><text:tab/><text:tab/>- imprimer_hexadecimal_majuscule</text:p>
      <text:p text:style-name="P17"><text:tab/><text:tab/><text:tab/><text:tab/><text:tab/><text:tab/><text:tab/>- ft_strlcpy</text:p>
      <text:p text:style-name="P17"><text:tab/><text:tab/><text:tab/><text:tab/><text:tab/><text:tab/><text:tab/>- write</text:p>
      <text:p text:style-name="P17"><text:tab/><text:tab/><text:tab/><text:tab/><text:tab/><text:tab/><text:tab/>- ft_putchar_fd</text:p>
      <text:p text:style-name="P17"/>
      <text:p text:style-name="P22"/>
      <text:p text:style-name="P19"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<text:p text:style-name="P19"/>
      <text:p text:style-name="P6">Modification prévue:</text:p>
      <text:p text:style-name="P5">vérification de la partie obligatoire (print_adress..)</text:p>
      <text:p text:style-name="P2">Coordination initialisation de structure: </text:p>
      <text:p text:style-name="P1"/>
      <text:p text:style-name="P1"/>
      <text:p text:style-name="P1"/>
      <text:p text:style-name="P2">Coordination de distribution sommaire:</text:p>
      <text:p text:style-name="P1"/>
      <text:p text:style-name="P3">- <text:span text:style-name="T3">coordination_distribution_sommaire</text:span></text:p>
      <text:p text:style-name="P3"><text:tab/>- <text:span text:style-name="T3">gestionnaire_caractere_avec_option</text:span>…</text:p>
      <text:p text:style-name="P3"><text:tab/>- <text:span text:style-name="T3">gestionnaire_chaine_avec_option</text:span>...</text:p>
      <text:p text:style-name="P3"><text:tab/>- <text:span text:style-name="T3">gestionnaire_adresse_avec_option</text:span></text:p>
      <text:p text:style-name="P3"><text:tab/>- <text:span text:style-name="T3">gestionnaire_entier_signe_avec_option</text:span></text:p>
      <text:p text:style-name="P3"><text:tab/>- <text:span text:style-name="T3">gestionnaire_entier_non_signe_avec_option</text:span></text:p>
      <text:p text:style-name="P3"><text:tab/>- <text:span text:style-name="T3">gestionnaire_hexa_minuscule_avec_option</text:span></text:p>
      <text:p text:style-name="P3"><text:tab/>- <text:span text:style-name="T3">gestionnaire_hexa_majuscule_avec_option</text:span></text:p>
      <text:p text:style-name="P1"/>
      <text:p text:style-name="P2">Coordination de la gestion des option de %c:</text:p>
      <text:p text:style-name="P2"/>
      <text:p text:style-name="P4"/>
      <text:p text:style-name="P4"/>
      <text:p text:style-name="P4"/>
      <text:p text:style-name="P2">Coordination de la gestion des option de %s:</text:p>
      <text:p text:style-name="P1"/>
      <text:p text:style-name="P3"/>
      <text:p text:style-name="P3"/>
      <text:p text:style-name="P3"/>
      <text:p text:style-name="P2"/>
      <text:p text:style-name="P2"/>
      <text:p text:style-name="P2">Coordination de la gestion des option de %<text:span text:style-name="T3">p</text:span>:</text:p>
      <text:p text:style-name="P2"/>
      <text:p text:style-name="P2">Coordination de la gestion des option de %<text:span text:style-name="T3">d</text:span>:</text:p>
      <text:p text:style-name="P2"/>
      <text:p text:style-name="P2">Coordination de la gestion des option de %<text:span text:style-name="T3">i</text:span>:</text:p>
      <text:p text:style-name="P2"/>
      <text:p text:style-name="P2">Coordination de la gestion des option de %<text:span text:style-name="T3">u</text:span>:</text:p>
      <text:p text:style-name="P2"/>
      <text:p text:style-name="P2">Coordination de la gestion des option de %<text:span text:style-name="T3">x</text:span>:</text:p>
      <text:p text:style-name="P2"/>
      <text:p text:style-name="P2">Coordination de la gestion des option de %<text:span text:style-name="T3">X</text:span>: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635cm" fo:margin-right="0.469cm" fo:background-color="#1c1c1c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1c1c1c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1c1c1c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5T17:46:32.727158488</meta:creation-date>
    <dc:date>2024-01-30T18:02:40.269019165</dc:date>
    <meta:editing-duration>PT8H50M56S</meta:editing-duration>
    <meta:editing-cycles>15</meta:editing-cycles>
    <meta:generator>LibreOffice/7.4.7.2$Linux_X86_64 LibreOffice_project/40$Build-2</meta:generator>
    <meta:document-statistic meta:table-count="0" meta:image-count="0" meta:object-count="0" meta:page-count="1" meta:paragraph-count="405" meta:word-count="909" meta:character-count="12262" meta:non-whitespace-character-count="9656"/>
  </office:meta>
</office:document-meta>
</file>